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27000000E46BFA20DBE082850B.tif" manifest:media-type="image/tiff"/>
  <manifest:file-entry manifest:full-path="Pictures/100000000000015900000260B3652E566467ABF8.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Monaco" svg:font-family="Monaco" style:font-family-generic="modern" style:font-pitch="variable"/>
    <style:font-face style:name="Monaco1" svg:font-family="Monaco" style:font-family-generic="swiss"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OpenSymbol"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a42" style:family="table">
      <style:table-properties style:width="15.773cm" fo:margin-left="0.63cm" fo:margin-right="0.249cm" table:align="margins" style:writing-mode="lr-tb"/>
    </style:style>
    <style:style style:name="Tabla42.A" style:family="table-column">
      <style:table-column-properties style:column-width="15.773cm" style:rel-column-width="65535*"/>
    </style:style>
    <style:style style:name="Tabla42.A1" style:family="table-cell">
      <style:table-cell-properties fo:padding="0.097cm" fo:border="0.05pt solid #000000"/>
    </style:style>
    <style:style style:name="Tabla1" style:family="table">
      <style:table-properties style:width="15.773cm" fo:margin-left="0.63cm" fo:margin-right="0.249cm" table:align="margins" style:writing-mode="lr-tb"/>
    </style:style>
    <style:style style:name="Tabla1.A" style:family="table-column">
      <style:table-column-properties style:column-width="15.773cm" style:rel-column-width="65535*"/>
    </style:style>
    <style:style style:name="Tabla1.A1" style:family="table-cell">
      <style:table-cell-properties fo:padding="0.097cm" fo:border="0.05pt solid #000000"/>
    </style:style>
    <style:style style:name="Tabla2" style:family="table">
      <style:table-properties style:width="15.773cm" fo:margin-left="0.63cm" fo:margin-right="0.249cm" table:align="margins" style:writing-mode="lr-tb"/>
    </style:style>
    <style:style style:name="Tabla2.A" style:family="table-column">
      <style:table-column-properties style:column-width="15.773cm" style:rel-column-width="65535*"/>
    </style:style>
    <style:style style:name="Tabla2.A1" style:family="table-cell">
      <style:table-cell-properties fo:padding="0.097cm" fo:border="0.05pt solid #000000"/>
    </style:style>
    <style:style style:name="Tabla12" style:family="table">
      <style:table-properties style:width="15.773cm" fo:margin-left="0.63cm" fo:margin-right="0.249cm" table:align="margins" style:writing-mode="lr-tb"/>
    </style:style>
    <style:style style:name="Tabla12.A" style:family="table-column">
      <style:table-column-properties style:column-width="15.773cm" style:rel-column-width="65535*"/>
    </style:style>
    <style:style style:name="Tabla12.A1" style:family="table-cell">
      <style:table-cell-properties fo:padding="0.097cm" fo:border="0.05pt solid #000000"/>
    </style:style>
    <style:style style:name="Tabla13" style:family="table">
      <style:table-properties style:width="15.773cm" fo:margin-left="0.63cm" fo:margin-right="0.249cm" table:align="margins" style:writing-mode="lr-tb"/>
    </style:style>
    <style:style style:name="Tabla13.A" style:family="table-column">
      <style:table-column-properties style:column-width="15.773cm" style:rel-column-width="65535*"/>
    </style:style>
    <style:style style:name="Tabla13.A1" style:family="table-cell">
      <style:table-cell-properties fo:padding="0.097cm" fo:border="0.05pt solid #000000"/>
    </style:style>
    <style:style style:name="Tabla6" style:family="table">
      <style:table-properties style:width="15.773cm" fo:margin-left="0.63cm" fo:margin-right="0.249cm" table:align="margins" style:writing-mode="lr-tb"/>
    </style:style>
    <style:style style:name="Tabla6.A" style:family="table-column">
      <style:table-column-properties style:column-width="15.773cm" style:rel-column-width="65535*"/>
    </style:style>
    <style:style style:name="Tabla6.A1" style:family="table-cell">
      <style:table-cell-properties fo:padding="0.097cm" fo:border="0.05pt solid #000000"/>
    </style:style>
    <style:style style:name="P1" style:family="paragraph" style:parent-style-name="Header">
      <style:paragraph-properties fo:margin-left="0cm" fo:margin-right="0.635cm" fo:text-align="center" style:justify-single-word="false" fo:text-indent="0cm" style:auto-text-indent="false" style:snap-to-layout-grid="false">
        <style:tab-stops>
          <style:tab-stop style:position="7.5cm" style:type="center"/>
          <style:tab-stop style:position="16.503cm" style:type="right"/>
        </style:tab-stops>
      </style:paragraph-properties>
      <style:text-properties fo:font-style="italic" fo:font-weight="bold" style:font-style-asian="italic" style:font-weight-asian="bold" style:font-weight-complex="bold"/>
    </style:style>
    <style:style style:name="P2" style:family="paragraph" style:parent-style-name="Header">
      <style:paragraph-properties fo:margin-top="0.199cm" fo:margin-bottom="0.199cm" style:contextual-spacing="false" fo:text-align="center" style:justify-single-word="false" style:snap-to-layout-grid="false"/>
      <style:text-properties style:font-name="Arial" fo:font-size="14pt" fo:font-style="italic" fo:font-weight="bold" style:font-size-asian="14pt" style:font-style-asian="italic" style:font-weight-asian="bold"/>
    </style:style>
    <style:style style:name="P3"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P4" style:family="paragraph" style:parent-style-name="Header">
      <style:paragraph-properties fo:margin-top="0.199cm" fo:margin-bottom="0.199cm" style:contextual-spacing="false" fo:text-align="center" style:justify-single-word="false" style:snap-to-layout-grid="false"/>
      <style:text-properties style:font-name="Calibri" fo:font-size="16pt" fo:font-style="italic" fo:font-weight="bold" style:font-size-asian="16pt" style:font-style-asian="italic" style:font-weight-asian="bold" style:font-name-complex="Calibri" style:font-size-complex="16pt" style:font-style-complex="italic" style:font-weight-complex="bold"/>
    </style:style>
    <style:style style:name="P5" style:family="paragraph" style:parent-style-name="Table_20_Contents">
      <style:text-properties style:font-name="Monaco"/>
    </style:style>
    <style:style style:name="P6" style:family="paragraph" style:parent-style-name="Table_20_Contents">
      <style:text-properties style:font-name="Monaco" style:text-underline-style="none"/>
    </style:style>
    <style:style style:name="P7" style:family="paragraph" style:parent-style-name="Table_20_Contents">
      <style:text-properties fo:color="#990000" loext:opacity="100%" style:font-name="Monaco" fo:font-weight="normal" style:font-weight-asian="normal" style:font-weight-complex="normal"/>
    </style:style>
    <style:style style:name="P8" style:family="paragraph" style:parent-style-name="Table_20_Contents">
      <style:text-properties style:use-window-font-color="true" loext:opacity="0%" style:font-name="Monaco" fo:font-weight="normal" style:font-weight-asian="normal" style:font-weight-complex="normal"/>
    </style:style>
    <style:style style:name="P9" style:family="paragraph" style:parent-style-name="Table_20_Contents">
      <style:paragraph-properties fo:orphans="2" fo:widows="2" style:writing-mode="lr-tb"/>
      <style:text-properties style:use-window-font-color="true" loext:opacity="0%" style:font-name="Monaco" fo:font-size="12pt" fo:language="es" fo:country="ES" style:font-name-asian="Times New Roman" style:font-size-asian="12pt" style:font-name-complex="Times New Roman" style:font-size-complex="12pt" style:language-complex="ar" style:country-complex="SA"/>
    </style:style>
    <style:style style:name="P10" style:family="paragraph" style:parent-style-name="Table_20_Contents">
      <style:paragraph-properties fo:orphans="2" fo:widows="2" style:writing-mode="lr-tb"/>
      <style:text-properties style:use-window-font-color="true" loext:opacity="0%" style:font-name="Monaco"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P11" style:family="paragraph" style:parent-style-name="Standard">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2" style:family="paragraph" style:parent-style-name="Standard">
      <style:paragraph-properties fo:text-align="justify" style:justify-single-word="fals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3" style:family="paragraph" style:parent-style-name="Standard" style:master-page-name="">
      <style:paragraph-properties fo:margin-left="0.543cm" fo:margin-right="0cm" fo:orphans="2" fo:widows="2" fo:text-indent="0cm" style:auto-text-indent="false" style:page-number="auto" style:writing-mode="lr-tb"/>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4" style:family="paragraph" style:parent-style-name="Standard">
      <style:paragraph-properties fo:margin-left="0cm" fo:margin-right="0cm" fo:orphans="2" fo:widows="2" fo:text-indent="0cm" style:auto-text-indent="false" style:writing-mode="lr-tb"/>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5" style:family="paragraph" style:parent-style-name="Standard">
      <style:paragraph-properties fo:break-before="pag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16" style:family="paragraph" style:parent-style-name="Standard" style:master-page-name="">
      <style:paragraph-properties fo:margin-left="0.607cm" fo:margin-right="0cm" fo:orphans="2" fo:widows="2" fo:text-indent="0cm" style:auto-text-indent="false" style:page-number="auto"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17" style:family="paragraph" style:parent-style-name="Text_20_body" style:list-style-name="" style:master-page-name="Standard">
      <style:paragraph-properties fo:margin-left="0.506cm" fo:margin-right="0cm" fo:margin-top="0.42cm" fo:margin-bottom="0.199cm" style:contextual-spacing="false" fo:text-align="justify" style:justify-single-word="false" fo:orphans="2" fo:widows="2" fo:text-indent="0cm" style:auto-text-indent="false" style:page-number="auto" style:writing-mode="lr-tb"/>
      <style:text-properties fo:color="#000000" loext:opacity="100%" style:font-name="Calibri" fo:font-size="14pt" fo:font-weight="normal" style:font-size-asian="14pt" style:font-weight-asian="normal" style:font-size-complex="14pt" style:font-weight-complex="normal"/>
    </style:style>
    <style:style style:name="P18" style:family="paragraph" style:parent-style-name="Text_20_body" style:list-style-name="">
      <style:paragraph-properties fo:margin-left="0.506cm" fo:margin-right="0cm" fo:margin-top="0.42cm" fo:margin-bottom="0.42cm" style:contextual-spacing="false" fo:text-align="justify" style:justify-single-word="false" fo:orphans="2" fo:widows="2" fo:text-indent="0cm" style:auto-text-indent="false" style:writing-mode="lr-tb"/>
      <style:text-properties fo:color="#000000" loext:opacity="100%" style:font-name="Calibri" fo:font-size="14pt" fo:language="es" fo:country="ES" style:text-underline-style="none" fo:font-weight="normal" style:font-name-asian="Times New Roman" style:font-size-asian="14pt" style:font-weight-asian="normal" style:font-name-complex="Times New Roman" style:font-size-complex="14pt" style:language-complex="ar" style:country-complex="SA" style:font-weight-complex="normal"/>
    </style:style>
    <style:style style:name="P19" style:family="paragraph" style:parent-style-name="Standard" style:list-style-name="L1">
      <style:paragraph-properties fo:text-align="justify" style:justify-single-word="false"/>
    </style:style>
    <style:style style:name="P20" style:family="paragraph" style:parent-style-name="Standard" style:list-style-name="L1">
      <style:paragraph-properties fo:text-align="justify" style:justify-single-word="fals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21" style:family="paragraph" style:parent-style-name="Standard">
      <style:paragraph-properties fo:text-align="justify" style:justify-single-word="false"/>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22" style:family="paragraph" style:parent-style-name="Standard">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23" style:family="paragraph" style:parent-style-name="Table_20_Contents">
      <style:text-properties fo:color="#c9211e" loext:opacity="100%" style:font-name="Monaco1"/>
    </style:style>
    <style:style style:name="P24" style:family="paragraph" style:parent-style-name="Table_20_Contents">
      <style:paragraph-properties fo:orphans="2" fo:widows="2" style:writing-mode="lr-tb"/>
      <style:text-properties fo:color="#c9211e" loext:opacity="100%" style:font-name="Monaco" fo:font-size="12pt" fo:language="es" fo:country="ES" style:font-name-asian="Times New Roman" style:font-size-asian="12pt" style:font-name-complex="Times New Roman" style:font-size-complex="12pt" style:language-complex="ar" style:country-complex="SA"/>
    </style:style>
    <style:style style:name="P25" style:family="paragraph" style:parent-style-name="Table_20_Contents">
      <style:text-properties fo:color="#c9211e" loext:opacity="100%" style:font-name="Monaco"/>
    </style:style>
    <style:style style:name="P26" style:family="paragraph" style:parent-style-name="Table_20_Contents">
      <style:text-properties fo:color="#c9211e" loext:opacity="100%" style:font-name="Monaco" officeooo:paragraph-rsid="0015afa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language="es" fo:country="ES" style:text-underline-style="none" style:font-name-asian="Times New Roman" style:font-name-complex="Times New Roman" style:language-complex="ar" style:country-complex="SA"/>
    </style:style>
    <style:style style:name="T4" style:family="text">
      <style:text-properties style:font-name="Monaco" fo:font-size="12pt" fo:language="es" fo:country="ES" style:text-underline-style="none" fo:font-weight="bold" style:font-name-asian="Times New Roman" style:font-size-asian="12pt" style:font-weight-asian="bold" style:font-name-complex="Times New Roman" style:font-size-complex="12pt" style:language-complex="ar" style:country-complex="SA" style:font-weight-complex="bold"/>
    </style:style>
    <style:style style:name="T5" style:family="text">
      <style:text-properties fo:color="#800000" loext:opacity="100%"/>
    </style:style>
    <style:style style:name="T6" style:family="text">
      <style:text-properties fo:color="#800000" loext:opacity="10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T7" style:family="text">
      <style:text-properties style:use-window-font-color="true" loext:opacity="0%" style:text-line-through-style="none" style:text-line-through-type="none" style:font-name="Calibri" fo:font-size="14pt" fo:language="es" fo:country="ES" fo:font-style="normal" style:text-underline-style="none"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T8" style:family="text">
      <style:text-properties style:use-window-font-color="true" loext:opacity="0%" style:text-line-through-style="none" style:text-line-through-type="none" style:font-name="Calibri" fo:font-size="14pt" fo:language="es" fo:country="ES" fo:font-style="italic" style:text-underline-style="none" fo:font-weight="bold" style:font-name-asian="Times New Roman" style:font-size-asian="14pt" style:font-style-asian="italic" style:font-weight-asian="bold" style:font-name-complex="Times New Roman" style:font-size-complex="14pt" style:language-complex="ar" style:country-complex="SA" style:font-style-complex="italic"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Calibri"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span text:style-name="T3">Especificar las correspondientes sentencia PL/SQL necesaria para realizar cada uno de los siguientes aparatados (usar la fuente </text:span><text:span text:style-name="T4">Monaco</text:span><text:span text:style-name="T3">) y el mismo color que el del ejemplo. </text:span></text:h>
      <text:h text:style-name="P18" text:outline-level="1">Ejemplo:</text:h>
      <table:table table:name="Tabla42" table:style-name="Tabla42">
        <table:table-column table:style-name="Tabla42.A"/>
        <table:table-row>
          <table:table-cell table:style-name="Tabla42.A1" office:value-type="string">
            <text:p text:style-name="P7">SELECT * FROM Personas;</text:p>
          </table:table-cell>
        </table:table-row>
      </table:table>
      <text:p text:style-name="P11"/>
      <text:p text:style-name="P16"/>
      <text:list text:style-name="L1">
        <text:list-item>
          <text:p text:style-name="P19"><text:span text:style-name="T7">Diseña un bloque anónimo que solicite el valor de tres variables, las dos primeras variables corresponden a los operandos, y la tercera deber ser un número que significa lo siguiente: si introducen un 1 se deben sumar los operandos, si es un 2 se restan, si es un 3 se multiplican y si es otro número, mostrará un mensaje de operación no permitida. <text:s/>Se debe mostrar el resultado de la operación por pantalla. Si lo haces con la instrucción IF (</text:span><text:span text:style-name="T6">1p</text:span><text:span text:style-name="T7">) y con CASE (</text:span><text:span text:style-name="T6">2p</text:span><text:span text:style-name="T7">).</text:span></text:p>
        </text:list-item>
      </text:list>
      <text:p text:style-name="P11"/>
      <text:p text:style-name="P13">Código: (<text:span text:style-name="T5">1punto / 2puntos</text:span>)</text:p>
      <table:table table:name="Tabla1" table:style-name="Tabla1">
        <table:table-column table:style-name="Tabla1.A"/>
        <table:table-row>
          <table:table-cell table:style-name="Tabla1.A1" office:value-type="string">
            <text:p text:style-name="P23">SET SERVEROUTPUT ON</text:p>
            <text:p text:style-name="P23">ACCEPT num1 NUMBER PROMPT 'Introduzca el primer numero';</text:p>
            <text:p text:style-name="P23">ACCEPT num2 NUMBER PROMPT 'Introduzca el segundo numero';</text:p>
            <text:p text:style-name="P23">ACCEPT num3 NUMBER PROMPT 'Introduzca el tercer numero';</text:p>
            <text:p text:style-name="P23">DECLARE </text:p>
            <text:p text:style-name="P23"><text:s text:c="4"/>v_num1 NUMBER := &amp;num1;</text:p>
            <text:p text:style-name="P23"><text:s text:c="4"/>v_num2 NUMBER := &amp;num2;</text:p>
            <text:p text:style-name="P23"><text:s text:c="4"/>v_num3 NUMBER := &amp;num3;</text:p>
            <text:p text:style-name="P23"><text:s text:c="4"/></text:p>
            <text:p text:style-name="P23">BEGIN</text:p>
            <text:p text:style-name="P23"><text:s text:c="4"/>CASE </text:p>
            <text:p text:style-name="P23"><text:s text:c="8"/>WHEN v_num3 = 1 THEN</text:p>
            <text:p text:style-name="P23"><text:s text:c="12"/>dbms_output.put_line(v_num1 + v_num2);</text:p>
            <text:p text:style-name="P23"><text:s text:c="8"/>WHEN v_num3 = 2 THEN</text:p>
            <text:p text:style-name="P23"><text:s text:c="12"/>dbms_output.put_line(v_num1 - v_num2);</text:p>
            <text:p text:style-name="P23"><text:s text:c="8"/>WHEN v_num3 = 3 THEN</text:p>
            <text:p text:style-name="P23"><text:s text:c="12"/>dbms_output.put_line(v_num1 * v_num2);</text:p>
            <text:p text:style-name="P23"><text:s text:c="8"/>ELSE </text:p>
            <text:p text:style-name="P23"><text:s text:c="12"/>dbms_output.put_line('operacion no permitida');</text:p>
            <text:p text:style-name="P23"><text:s text:c="4"/>END CASE;</text:p>
            <text:p text:style-name="P23">END;</text:p>
            <text:p text:style-name="P23">/</text:p>
          </table:table-cell>
        </table:table-row>
      </table:table>
      <text:p text:style-name="P12"/>
      <text:p text:style-name="P12"/>
      <text:p text:style-name="P12"/>
      <text:p text:style-name="P14"/>
      <text:list text:continue-numbering="true" text:style-name="L1">
        <text:list-item>
          <text:p text:style-name="P20"><text:soft-page-break/>Crear un bloque anónimo que solicite 3 valores. El primero de ellos lo llamaremos <text:span text:style-name="T1">v_divisible</text:span> corresponde al número divisible a comparar, y los otros dos <text:span text:style-name="T1">v_Inicio </text:span>y <text:span text:style-name="T1">v_Final</text:span>, que corresponden al valor inicial y final del rango a buscar. Mostrar por pantalla los números divisibles por <text:span text:style-name="T1">v_divisible </text:span><text:s/>entre <text:span text:style-name="T1">v_Inicio</text:span> y <text:span text:style-name="T1">v_Final</text:span>.</text:p>
        </text:list-item>
      </text:list>
      <text:p text:style-name="P12"/>
      <text:p text:style-name="P13">Código: (<text:span text:style-name="T5"> 2.5 puntos</text:span>)</text:p>
      <table:table table:name="Tabla2" table:style-name="Tabla2">
        <table:table-column table:style-name="Tabla2.A"/>
        <table:table-row>
          <table:table-cell table:style-name="Tabla2.A1" office:value-type="string">
            <text:p text:style-name="P24">SET SERVEROUTPUT ON</text:p>
            <text:p text:style-name="P24">ACCEPT divisible NUMBER PROMPT 'Introduzca el primer numero';</text:p>
            <text:p text:style-name="P24">ACCEPT numInicio NUMBER PROMPT 'Introduzca el segundo numero';</text:p>
            <text:p text:style-name="P24">ACCEPT numFinal NUMBER PROMPT 'Introduzca el tercer numero';</text:p>
            <text:p text:style-name="P24">DECLARE </text:p>
            <text:p text:style-name="P24"><text:s text:c="4"/>v_divisible NUMBER := &amp;divisible;</text:p>
            <text:p text:style-name="P24"><text:s text:c="4"/>v_inicio NUMBER := &amp;numInicio;</text:p>
            <text:p text:style-name="P24"><text:s text:c="4"/>v_final NUMBER := &amp;numFinal;</text:p>
            <text:p text:style-name="P24"><text:s text:c="4"/>v_numeros VARCHAR2(1000);</text:p>
            <text:p text:style-name="P24">BEGIN</text:p>
            <text:p text:style-name="P24"><text:s text:c="4"/>FOR i IN v_inicio..v_final LOOP</text:p>
            <text:p text:style-name="P24"><text:s text:c="8"/>IF MOD(i,v_divisible) = 0 THEN</text:p>
            <text:p text:style-name="P24"><text:s text:c="12"/>v_numeros := v_numeros || ' ' || i;</text:p>
            <text:p text:style-name="P24"><text:s text:c="8"/>END IF;</text:p>
            <text:p text:style-name="P24"><text:s text:c="4"/>END LOOP;</text:p>
            <text:p text:style-name="P24"><text:s text:c="4"/>dbms_output.put_line('Los numeros divisibles por ' || v_divisible || ' son: ' ||v_numeros);</text:p>
            <text:p text:style-name="P24">END;</text:p>
            <text:p text:style-name="P24">/</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text:continue-numbering="true" text:style-name="L1">
        <text:list-item>
          <text:p text:style-name="P19"><text:soft-page-break/><text:span text:style-name="T7">Crear un procedimiento llamado </text:span><text:span text:style-name="T8">DividirNumero</text:span><text:span text:style-name="T7"> al que pasaremos como parámetros de entrada: el </text:span><text:span text:style-name="T8">dividendo</text:span><text:span text:style-name="T7"> y el </text:span><text:span text:style-name="T8">divisor</text:span><text:span text:style-name="T7"> y devuelva como parámetros de salida: el </text:span><text:span text:style-name="T8">cociente</text:span><text:span text:style-name="T7"> y el </text:span><text:span text:style-name="T8">resto</text:span><text:span text:style-name="T7">. La solicitud de los datos y mostrar los resultados se realizará en el bloque anónimo que realiza la llamada.</text:span></text:p>
        </text:list-item>
      </text:list>
      <text:p text:style-name="P12"/>
      <text:p text:style-name="P13">Código: (<text:span text:style-name="T5"> 1 punto</text:span>)</text:p>
      <table:table table:name="Tabla12" table:style-name="Tabla12">
        <table:table-column table:style-name="Tabla12.A"/>
        <table:table-row>
          <table:table-cell table:style-name="Tabla12.A1" office:value-type="string">
            <text:p text:style-name="P24">CREATE OR REPLACE PROCEDURE DividirNumero(dividendo IN NUMBER, divisor IN NUMBER, cociente OUT NUMBER, resto OUT NUMBER)</text:p>
            <text:p text:style-name="P24">AS</text:p>
            <text:p text:style-name="P24">BEGIN</text:p>
            <text:p text:style-name="P24"><text:s text:c="4"/>cociente := TRUNC(dividendo/divisor);</text:p>
            <text:p text:style-name="P24"><text:s text:c="4"/>resto := MOD(dividendo, divisor);</text:p>
            <text:p text:style-name="P24">END;</text:p>
            <text:p text:style-name="P24">/</text:p>
            <text:p text:style-name="P24"/>
            <text:p text:style-name="P26">-------------------------------------------------------------</text:p>
            <text:p text:style-name="P24"/>
            <text:p text:style-name="P24">SET SERVEROUTPUT ON</text:p>
            <text:p text:style-name="P24"><text:s text:c="4"/>ACCEPT dividendo NUMBER PROMPT 'Introduzca el dividendo';</text:p>
            <text:p text:style-name="P24"><text:s text:c="4"/>ACCEPT divisor NUMBER PROMPT 'Introduzca el divisor';</text:p>
            <text:p text:style-name="P24">DECLARE</text:p>
            <text:p text:style-name="P24"><text:s text:c="4"/>v_dividendo NUMBER := &amp;dividendo;</text:p>
            <text:p text:style-name="P24"><text:s text:c="4"/>v_divisor NUMBER := &amp;divisor;</text:p>
            <text:p text:style-name="P24"><text:s text:c="4"/>v_cociente NUMBER;</text:p>
            <text:p text:style-name="P24"><text:s text:c="4"/>v_resto NUMBER;</text:p>
            <text:p text:style-name="P24">BEGIN</text:p>
            <text:p text:style-name="P24"><text:s text:c="4"/>dividirnumero(v_dividendo, v_divisor, v_cociente, v_resto);</text:p>
            <text:p text:style-name="P24"><text:s text:c="4"/>dbms_output.put_line('Los cociente de la division es ' || v_cociente || ' y su resto es ' ||v_resto);</text:p>
            <text:p text:style-name="P24">END;</text:p>
            <text:p text:style-name="P24">/</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list text:continue-numbering="true" text:style-name="L1">
        <text:list-item>
          <text:p text:style-name="P19"><text:span text:style-name="T7">Crear un función llamada </text:span><text:span text:style-name="T8">Factorial</text:span><text:span text:style-name="T7"> que devuelva el factorial del número pasado como parámetro. Se debe solicitar el número desde un bloque anónimo, además de mostrar el resultado. Por ejemplo, para calcular el factorial del número Factorial(4) <text:s/>---&gt; <text:s text:c="2"/>4! = 4 x 3 x 2 x 1 = </text:span><text:span text:style-name="T6">24 <text:s text:c="2"/></text:span></text:p>
        </text:list-item>
      </text:list>
      <text:p text:style-name="P12"/>
      <text:p text:style-name="P13">Código: (<text:span text:style-name="T5"> 2.5 puntos</text:span>)</text:p>
      <table:table table:name="Tabla13" table:style-name="Tabla13">
        <table:table-column table:style-name="Tabla13.A"/>
        <table:table-row>
          <table:table-cell table:style-name="Tabla13.A1" office:value-type="string">
            <text:p text:style-name="P24">CREATE OR REPLACE FUNCTION Factorial(num1 IN NUMBER) RETURN NUMBER</text:p>
            <text:p text:style-name="P24">AS</text:p>
            <text:p text:style-name="P24"><text:s text:c="4"/>v_num NUMBER := num1;</text:p>
            <text:p text:style-name="P24">BEGIN</text:p>
            <text:p text:style-name="P24"><text:s text:c="4"/>FOR i IN REVERSE 1..num1-1 LOOP</text:p>
            <text:p text:style-name="P24"><text:s text:c="8"/>v_num := v_num * i;</text:p>
            <text:p text:style-name="P24"><text:s text:c="4"/>END LOOP;</text:p>
            <text:p text:style-name="P24"><text:s text:c="4"/>RETURN v_num;</text:p>
            <text:p text:style-name="P24">END;</text:p>
            <text:p text:style-name="P24">/</text:p>
            <text:p text:style-name="P24"/>
            <text:p text:style-name="P26">-------------------------------------------------------------</text:p>
            <text:p text:style-name="P24"/>
            <text:p text:style-name="P24">SET SERVEROUTPUT ON</text:p>
            <text:p text:style-name="P24">DECLARE</text:p>
            <text:p text:style-name="P24"><text:s text:c="4"/>v_fac NUMBER;</text:p>
            <text:p text:style-name="P24">BEGIN</text:p>
            <text:p text:style-name="P24"><text:s text:c="4"/>v_fac := Factorial(5);</text:p>
            <text:p text:style-name="P24"><text:s text:c="4"/>dbms_output.put_line(v_fac);</text:p>
            <text:p text:style-name="P24">END;</text:p>
            <text:p text:style-name="P24">/</text:p>
          </table:table-cell>
        </table:table-row>
      </table:table>
      <text:p text:style-name="P11"/>
      <text:p text:style-name="P11"/>
      <text:p text:style-name="P15"/>
      <text:list text:continue-numbering="true" text:style-name="L1">
        <text:list-item>
          <text:p text:style-name="P20">Crear un procedimiento denominado <text:span text:style-name="T1">ContarLocalidades</text:span> que reciba como parámetro el id del país (country_id) y devuelva en otro parámetro la cantidad de localidades del país. Mostrar el resultado en el bloque anónimo que realiza la llamada. <text:s text:c="3"/><text:span text:style-name="T2">El pais xxxx tiene: xxxx localidades</text:span></text:p>
        </text:list-item>
      </text:list>
      <text:p text:style-name="P11"/>
      <text:p text:style-name="P13">Comando: (<text:span text:style-name="T5"> 2 puntos</text:span>)</text:p>
      <table:table table:name="Tabla6" table:style-name="Tabla6">
        <table:table-column table:style-name="Tabla6.A"/>
        <table:table-row>
          <table:table-cell table:style-name="Tabla6.A1" office:value-type="string">
            <text:p text:style-name="P25">CREATE OR REPLACE PROCEDURE ContarLocalidades(pais_id IN COUNTRIES.COUNTRY_ID%TYPE, cantidad OUT NUMBER)</text:p>
            <text:p text:style-name="P25">AS</text:p>
            <text:p text:style-name="P25">BEGIN</text:p>
            <text:p text:style-name="P25"><text:s text:c="4"/>SELECT COUNT(*)</text:p>
            <text:p text:style-name="P25"><text:s text:c="4"/>INTO cantidad</text:p>
            <text:p text:style-name="P25"><text:s text:c="4"/>FROM LOCATIONS</text:p>
            <text:p text:style-name="P25"><text:s text:c="4"/>WHERE country_id = pais_id;</text:p>
            <text:p text:style-name="P25">END;</text:p>
            <text:p text:style-name="P25">/</text:p>
            <text:p text:style-name="P25"/>
            <text:p text:style-name="P25">-------------------------------------------------------------</text:p>
            <text:p text:style-name="P25"/>
            <text:p text:style-name="P25">DECLARE </text:p>
            <text:p text:style-name="P25"><text:s text:c="4"/>v_cantidad NUMBER;</text:p>
            <text:p text:style-name="P25">BEGIN</text:p>
            <text:p text:style-name="P25"><text:s text:c="4"/>contarlocalidades('CA',v_cantidad);</text:p>
            <text:p text:style-name="P25"><text:s text:c="4"/>dbms_output.put_line(v_cantidad);</text:p>
            <text:p text:style-name="P25">END;</text:p>
            <text:p text:style-name="P25">/</text:p>
          </table:table-cell>
        </table:table-row>
      </table:table>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Monaco" svg:font-family="Monaco" style:font-family-generic="modern" style:font-pitch="variable"/>
    <style:font-face style:name="Monaco1" svg:font-family="Monaco" style:font-family-generic="swiss"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OpenSymbol" svg:font-family="Open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Roman No9 L"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Text_20_body" style:default-outline-level="3" style:class="text">
      <style:paragraph-properties fo:margin-top="0.176cm" fo:margin-bottom="0.176cm" style:contextual-spacing="false"/>
      <style:text-properties fo:font-size="13.5pt" fo:font-weight="bold" style:font-size-asian="13.5pt" style:font-weight-asian="bold" style:font-size-complex="13.5pt" style:font-weight-complex="bold"/>
    </style:style>
    <style:style style:name="Default" style:family="paragraph">
      <style:paragraph-properties fo:orphans="0" fo:widows="0" style:text-autospace="none"/>
      <style:text-properties fo:color="#000000" loext:opacity="100%" style:font-name="Times New Roman" fo:font-family="'Times New Roman'" style:font-family-generic="roman" style:font-pitch="variable" fo:font-size="12pt"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M2" style:family="paragraph" style:parent-style-name="Default" style:next-style-name="Default">
      <style:paragraph-properties style:line-height-at-least="0.522cm"/>
      <style:text-properties fo:color="#000000" loext:opacity="100%" style:font-name="Calibri" fo:font-family="Calibri" style:font-family-generic="swiss" style:font-pitch="variable"/>
    </style:style>
    <style:style style:name="CM4" style:family="paragraph" style:parent-style-name="Default" style:next-style-name="Default">
      <style:paragraph-properties fo:margin-top="0cm" fo:margin-bottom="0.512cm" style:contextual-spacing="false"/>
      <style:text-properties fo:color="#000000" loext:opacity="100%" style:font-name="Calibri" fo:font-family="Calibri" style:font-family-generic="swiss" style:font-pitch="variable"/>
    </style:style>
    <style:style style:name="CM5" style:family="paragraph" style:parent-style-name="Default" style:next-style-name="Default">
      <style:paragraph-properties fo:margin-top="0cm" fo:margin-bottom="0.741cm" style:contextual-spacing="false"/>
      <style:text-properties fo:color="#000000" loext:opacity="100%" style:font-name="Calibri" fo:font-family="Calibri" style:font-family-generic="swiss" style:font-pitch="variable"/>
    </style:style>
    <style:style style:name="Normal_20__28_Web_29_" style:display-name="Normal (Web)" style:family="paragraph" style:parent-style-name="Standard">
      <style:paragraph-properties fo:margin-top="0.176cm" fo:margin-bottom="0.176cm"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fo:font-size="10pt" style:font-size-asian="10pt"/>
    </style:style>
    <style:style style:name="WW8Num1z1" style:family="text">
      <style:text-properties style:font-name="Courier New" fo:font-family="'Courier New'" style:font-family-generic="modern" fo:font-size="10pt" style:font-size-asian="10pt"/>
    </style:style>
    <style:style style:name="WW8Num1z2" style:family="text">
      <style:text-properties style:font-name="Wingdings" fo:font-family="Wingdings" style:font-pitch="variable" style:font-charset="x-symbol" fo:font-size="10pt" style:font-size-asian="10pt"/>
    </style:style>
    <style:style style:name="WW8Num2z1" style:family="text">
      <style:text-properties style:font-name="Courier New" fo:font-family="'Courier New'" style:font-family-generic="modern" fo:font-size="10pt" style:font-size-asian="10pt"/>
    </style:style>
    <style:style style:name="WW8Num2z3" style:family="text">
      <style:text-properties style:font-name="Wingdings" fo:font-family="Wingdings" style:font-pitch="variable" style:font-charset="x-symbol" fo:font-size="10pt" style:font-size-asian="10pt"/>
    </style:style>
    <style:style style:name="WW8Num3z0" style:family="text">
      <style:text-properties style:font-name="Symbol" fo:font-family="Symbol" style:font-family-generic="roman" style:font-pitch="variable" style:font-charset="x-symbol" fo:font-size="10pt" style:font-size-asian="10pt"/>
    </style:style>
    <style:style style:name="WW8Num3z1" style:family="text">
      <style:text-properties style:font-name="Courier New" fo:font-family="'Courier New'" style:font-family-generic="modern" fo:font-size="10pt" style:font-size-asian="10pt"/>
    </style:style>
    <style:style style:name="WW8Num3z2" style:family="text">
      <style:text-properties style:font-name="Wingdings" fo:font-family="Wingdings" style:font-pitch="variable" style:font-charset="x-symbol" fo:font-size="10pt" style:font-size-asian="10pt"/>
    </style:style>
    <style:style style:name="WW8Num4z0" style:family="text">
      <style:text-properties fo:font-size="14pt" fo:font-style="italic" fo:font-weight="bold" style:font-size-asian="14pt" style:font-style-asian="italic" style:font-weight-asian="bold" style:font-name-complex="Times New Roman" style:font-family-complex="'Times New Roman'" style:font-family-generic-complex="roman" style:font-pitch-complex="variable"/>
    </style:style>
    <style:style style:name="WW8Num4z1" style:family="text">
      <style:text-properties style:font-name-complex="Times New Roman" style:font-family-complex="'Times New Roman'" style:font-family-generic-complex="roman" style:font-pitch-complex="variable"/>
    </style:style>
    <style:style style:name="WW8NumSt4z0"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Emphasis" style:family="text" style:parent-style-name="Fuente_20_de_20_párrafo_20_predeter.">
      <style:text-properties fo:font-style="italic" style:font-style-asian="italic" style:font-style-complex="italic"/>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Teclado_20_HTML" style:display-name="Teclado HTML" style:family="text" style:parent-style-name="Fuente_20_de_20_párrafo_20_predeter.">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ita_20_HTML" style:display-name="Cita HTML" style:family="text" style:parent-style-name="Fuente_20_de_20_párrafo_20_predeter.">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Default_20_Paragraph_20_Font" style:display-name="Default Paragraph Font"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Calibri" style:family="text">
      <style:text-properties style:font-name="Calibri1" fo:font-family="Calibri" style:font-style-name="Predeterminado" style:font-family-generic="swiss" style:font-pitch="variable" fo:font-size="14pt" fo:font-weight="bold" style:font-size-asian="10.5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Calibri"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alibri"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Calibri"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Calibri"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Calibri"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Calibri"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Calibri"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Calibri"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Calibri"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Calibri"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loext:num-list-format="%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loext:num-list-format="%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loext:num-list-format="%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loext:num-list-format="%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1"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1"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1"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1"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1"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1"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1"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3" style:display-name="RTF_Num 13">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4" style:display-name="RTF_Num 14">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5" style:display-name="RTF_Num 15">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6" style:display-name="RTF_Num 16">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3" style:family="table">
      <style:table-properties style:width="16.641cm" fo:margin-left="0.021cm" fo:margin-right="-0.011cm" table:align="margins" style:writing-mode="lr-tb"/>
    </style:style>
    <style:style style:name="Tabla3.A" style:family="table-column">
      <style:table-column-properties style:column-width="2.048cm" style:rel-column-width="8065*"/>
    </style:style>
    <style:style style:name="Tabla3.B" style:family="table-column">
      <style:table-column-properties style:column-width="12.233cm" style:rel-column-width="48175*"/>
    </style:style>
    <style:style style:name="Tabla3.C" style:family="table-column">
      <style:table-column-properties style:column-width="2.36cm" style:rel-column-width="9295*"/>
    </style:style>
    <style:style style:name="Tabla3.1" style:family="table-row">
      <style:table-row-properties style:min-row-height="0.741cm" fo:keep-together="always"/>
    </style:style>
    <style:style style:name="Tabla3.A1" style:family="table-cell">
      <style:table-cell-properties style:vertical-align="middle" fo:padding-left="0.125cm" fo:padding-right="0.125cm" fo:padding-top="0cm" fo:padding-bottom="0cm" fo:border-left="1pt solid #000000" fo:border-right="none" fo:border-top="1pt solid #000000" fo:border-bottom="0.5pt solid #000000" style:writing-mode="lr-tb"/>
    </style:style>
    <style:style style:name="Tabla3.B1" style:family="table-cell">
      <style:table-cell-properties style:vertical-align="middle" fo:padding-left="0.125cm" fo:padding-right="0.125cm" fo:padding-top="0cm" fo:padding-bottom="0cm" fo:border-left="0.5pt solid #000000" fo:border-right="none" fo:border-top="1pt solid #000000" fo:border-bottom="0.5pt solid #000000" style:writing-mode="lr-tb"/>
    </style:style>
    <style:style style:name="Tabla3.C1" style:family="table-cell">
      <style:table-cell-properties style:vertical-align="middle" fo:padding-left="0.125cm" fo:padding-right="0.125cm" fo:padding-top="0cm" fo:padding-bottom="0cm" fo:border-left="0.5pt solid #000000" fo:border-right="1pt solid #000000" fo:border-top="1pt solid #000000" fo:border-bottom="0.5pt solid #000000" style:writing-mode="lr-tb"/>
    </style:style>
    <style:style style:name="Tabla3.2" style:family="table-row">
      <style:table-row-properties style:min-row-height="0.487cm" fo:keep-together="always"/>
    </style:style>
    <style:style style:name="Tabla3.B2" style:family="table-cell">
      <style:table-cell-properties style:vertical-align="middle" fo:padding-left="0.125cm" fo:padding-right="0.125cm" fo:padding-top="0cm" fo:padding-bottom="0cm" fo:border-left="0.5pt solid #000000" fo:border-right="none" fo:border-top="0.5pt solid #000000" fo:border-bottom="0.5pt solid #000000" style:writing-mode="lr-tb"/>
    </style:style>
    <style:style style:name="MP1" style:family="paragraph" style:parent-style-name="Header">
      <style:paragraph-properties fo:margin-left="0cm" fo:margin-right="0.635cm" fo:text-align="center" style:justify-single-word="false" fo:text-indent="0cm" style:auto-text-indent="false" style:snap-to-layout-grid="false">
        <style:tab-stops>
          <style:tab-stop style:position="7.5cm" style:type="center"/>
          <style:tab-stop style:position="16.503cm" style:type="right"/>
        </style:tab-stops>
      </style:paragraph-properties>
      <style:text-properties fo:font-style="italic" fo:font-weight="bold" style:font-style-asian="italic" style:font-weight-asian="bold" style:font-weight-complex="bold"/>
    </style:style>
    <style:style style:name="MP2" style:family="paragraph" style:parent-style-name="Header">
      <style:paragraph-properties fo:margin-top="0.199cm" fo:margin-bottom="0.199cm" style:contextual-spacing="false" fo:text-align="center" style:justify-single-word="false" style:snap-to-layout-grid="false"/>
      <style:text-properties style:font-name="Arial" fo:font-size="14pt" fo:font-style="italic" fo:font-weight="bold" style:font-size-asian="14pt" style:font-style-asian="italic" style:font-weight-asian="bold"/>
    </style:style>
    <style:style style:name="MP3" style:family="paragraph" style:parent-style-name="Header">
      <style:paragraph-properties fo:text-align="center" style:justify-single-word="false" style:snap-to-layout-grid="false"/>
      <style:text-properties style:font-name="Arial" fo:font-weight="bold" style:font-weight-asian="bold" style:font-name-complex="Arial"/>
    </style:style>
    <style:style style:name="MP4" style:family="paragraph" style:parent-style-name="Header">
      <style:paragraph-properties fo:margin-top="0.199cm" fo:margin-bottom="0.199cm" style:contextual-spacing="false" fo:text-align="center" style:justify-single-word="false" style:snap-to-layout-grid="false"/>
      <style:text-properties style:font-name="Calibri" fo:font-size="16pt" fo:font-style="italic" fo:font-weight="bold" style:font-size-asian="16pt" style:font-style-asian="italic" style:font-weight-asian="bold" style:font-name-complex="Calibri" style:font-size-complex="16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852cm" fo:margin-right="2.49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0.999cm" fo:page-height="29.699cm" style:num-format="1" style:print-orientation="portrait" fo:margin-top="1.198cm" fo:margin-bottom="1.129cm" fo:margin-left="2cm" fo:margin-right="2.49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3" table:style-name="Tabla3">
          <table:table-column table:style-name="Tabla3.A"/>
          <table:table-column table:style-name="Tabla3.B"/>
          <table:table-column table:style-name="Tabla3.C"/>
          <table:table-row table:style-name="Tabla3.1">
            <table:table-cell table:style-name="Tabla3.A1" table:number-rows-spanned="2" office:value-type="string">
              <text:p text:style-name="MP1"><draw:frame draw:style-name="Mfr1" draw:name="gráficos1" text:anchor-type="paragraph" svg:x="0.023cm" svg:y="0.476cm" svg:width="1.815cm" svg:height="1.826cm" draw:z-index="9"><draw:image xlink:href="Pictures/1000000100000127000000E46BFA20DBE082850B.tif" xlink:type="simple" xlink:show="embed" xlink:actuate="onLoad" draw:mime-type="image/tiff"/></draw:frame></text:p>
            </table:table-cell>
            <table:table-cell table:style-name="Tabla3.B1" office:value-type="string">
              <text:p text:style-name="MP2">Bases de datos<text:line-break/>Control Tema 8</text:p>
            </table:table-cell>
            <table:table-cell table:style-name="Tabla3.C1" table:number-rows-spanned="2" office:value-type="string">
              <text:p text:style-name="MP3"><draw:frame draw:style-name="Mfr2" draw:name="gráficos2" text:anchor-type="as-char" svg:width="1.004cm" svg:height="1.769cm" draw:z-index="4"><draw:image xlink:href="Pictures/100000000000015900000260B3652E566467ABF8.jpg" xlink:type="simple" xlink:show="embed" xlink:actuate="onLoad" draw:mime-type="image/jpeg"/></draw:frame></text:p>
            </table:table-cell>
          </table:table-row>
          <table:table-row table:style-name="Tabla3.2">
            <table:covered-table-cell table:style-name="Tabla3.A1"/>
            <table:table-cell table:style-name="Tabla3.B2" office:value-type="string">
              <text:p text:style-name="MP4">Procedimientos y funciones en PL/SQL</text:p>
            </table:table-cell>
            <table:covered-table-cell table:style-name="Tabla3.C1"/>
          </table:table-row>
        </table:table>
        <text:p text:style-name="Header"/>
      </style:head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ACTIVIDAD A REALIZAR </dc:title>
    <meta:initial-creator>Alexis</meta:initial-creator>
    <meta:creation-date>2010-10-03T18:13:00</meta:creation-date>
    <dc:date>2024-06-07T08:58:56.816000000</dc:date>
    <meta:editing-cycles>397</meta:editing-cycles>
    <meta:editing-duration>P2DT5H30M41S</meta:editing-duration>
    <meta:generator>LibreOffice/7.6.2.1$Windows_X86_64 LibreOffice_project/56f7684011345957bbf33a7ee678afaf4d2ba333</meta:generator>
    <meta:document-statistic meta:table-count="7" meta:image-count="2" meta:object-count="0" meta:page-count="5" meta:paragraph-count="113" meta:word-count="656" meta:character-count="4675" meta:non-whitespace-character-count="3855"/>
    <meta:user-defined meta:name="Información 1"/>
    <meta:user-defined meta:name="Información 2"/>
    <meta:user-defined meta:name="Información 3"/>
    <meta:user-defined meta:name="Información 4"/>
  </office:meta>
</office:document-meta>
</file>